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0.99mm" svg:height="90.98mm" svg:x="112.03mm" svg:y="49.39mm">
            <loext:p draw:notify-on-update-of-ranges="Sheet1.C13:Sheet1.C38 Sheet1.D13:Sheet1.D38 Sheet1.E13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Debug trace of shifting out the byte 0xAA</text:p>
          </table:table-cell>
          <table:covered-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0:18:05.778878924</meta:creation-date>
    <dc:date>2017-03-30T22:50:26.367000377</dc:date>
    <meta:editing-duration>PT6M15S</meta:editing-duration>
    <meta:editing-cycles>1</meta:editing-cycles>
    <meta:document-statistic meta:table-count="1" meta:cell-count="26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cm" svg:height="9.099cm" xlink:href=".." xlink:type="simple" chart:class="chart:line" chart:style-name="ch1">
        <chart:legend chart:legend-position="end" svg:x="20.936cm" svg:y="3.752cm" style:legend-expansion="high" chart:style-name="ch2"/>
        <chart:plot-area chart:style-name="ch3" table:cell-range-address="Sheet1.C13:Sheet1.E38" chart:data-source-has-labels="row" svg:x="0.462cm" svg:y="0.181cm" svg:width="20.012cm" svg:height="8.737cm">
          <chartooo:coordinate-region svg:x="1.189cm" svg:y="0.381cm" svg:width="19.098cm" svg:height="7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38" loext:label-string="clock" chart:class="chart:line">
            <chart:data-point chart:repeated="26"/>
          </chart:series>
          <chart:series chart:style-name="ch7" chart:values-cell-range-address="Sheet1.D13:Sheet1.D38" loext:label-string="latch" chart:class="chart:line">
            <chart:data-point chart:repeated="26"/>
          </chart:series>
          <chart:series chart:style-name="ch8" chart:values-cell-range-address="Sheet1.E13:Sheet1.E38" loext:label-string="data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ck</text:p>
              </table:table-cell>
              <table:table-cell office:value-type="string">
                <text:p>latch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8</svg:desc>
                </draw:g>
              </table:table-cell>
              <table:table-cell office:value-type="float" office:value="0">
                <text:p>0</text:p>
                <draw:g>
                  <svg:desc>Sheet1.D13:Sheet1.D38</svg:desc>
                </draw:g>
              </table:table-cell>
              <table:table-cell office:value-type="float" office:value="0">
                <text:p>0</text:p>
                <draw:g>
                  <svg:desc>Sheet1.E13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